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list xml:id="list358344686" text:style-name="L1">
        <text:list-item>
          <text:p text:style-name="P1">First Day</text:p>
          <text:list>
            <text:list-item>
              <text:p text:style-name="P1">Introductions (the cumulative kind)</text:p>
            </text:list-item>
            <text:list-item>
              <text:p text:style-name="P1">Review Syllabus</text:p>
            </text:list-item>
            <text:list-item>
              <text:p text:style-name="P1">Class rules: respect</text:p>
            </text:list-item>
            <text:list-item>
              <text:p text:style-name="P1">Homework</text:p>
              <text:list>
                <text:list-item>
                  <text:p text:style-name="P1">Values and Expressions</text:p>
                  <text:list>
                    <text:list-item>
                      <text:p text:style-name="P1">We can't tolerate ambiguity. In the various number bubbles, there is adding and subtracting of numbers, but not in the normal order (but with the normal symbols). We talk about ambiguity, where the symbols don't make sense because their order is not obvious. He then translates the bubbles to s-exprs. </text:p>
                    </text:list-item>
                    <text:list-item>
                      <text:p text:style-name="P1">When running these s-exprs, it is called evaluating, which is denoted by s-expr =&gt; value.</text:p>
                    </text:list-item>
                  </text:list>
                </text:list-item>
              </text:list>
            </text:list-item>
            <text:list-item>
              <text:p text:style-name="P1">Clean-up</text:p>
            </text:list-item>
            <text:list-item>
              <text:p text:style-name="P1">Review: Expressions and values</text:p>
              <text:list>
                <text:list-item>
                  <text:p text:style-name="P1">(+ (* 5 7) 12) =&gt; 47.</text:p>
                </text:list-item>
              </text:list>
            </text:list-item>
            <text:list-item>
              <text:p text:style-name="P1">Simple programs in BSL</text:p>
              <text:list>
                <text:list-item>
                  <text:p text:style-name="P1">BSL = beginning student language.</text:p>
                </text:list-item>
                <text:list-item>
                  <text:p text:style-name="P1">Expressions are one of the following:</text:p>
                  <text:list>
                    <text:list-item>
                      <text:p text:style-name="P1">something simple (a number, boolean, string, image)</text:p>
                    </text:list-item>
                    <text:list-item>
                      <text:p text:style-name="P1">compound expressions that have parentheses.</text:p>
                    </text:list-item>
                  </text:list>
                </text:list-item>
                <text:list-item>
                  <text:p text:style-name="P1">Compound expressions always start and end with parens.</text:p>
                </text:list-item>
                <text:list-item>
                  <text:p text:style-name="P1">Expressions are one of the following:</text:p>
                  <text:list>
                    <text:list-item>
                      <text:p text:style-name="P1">something simple (a number), or</text:p>
                    </text:list-item>
                    <text:list-item>
                      <text:p text:style-name="P1">(AN-OPERATION AN-EXPRESSION...)</text:p>
                    </text:list-item>
                    <text:list-item>
                      <text:p text:style-name="P1">AN-OPERATION stands for the name of some operation like +, *, sin, and so on.</text:p>
                    </text:list-item>
                    <text:list-item>
                      <text:p text:style-name="P1">When you see a “(“, the thing afterwards is always an operation.</text:p>
                    </text:list-item>
                  </text:list>
                </text:list-item>
              </text:list>
            </text:list-item>
            <text:list-item>
              <text:p text:style-name="P1">Simple Things:</text:p>
              <text:list>
                <text:list-item>
                  <text:p text:style-name="P1">Strings, booleans, and images.</text:p>
                </text:list-item>
              </text:list>
            </text:list-item>
            <text:list-item>
              <text:p text:style-name="P1">Some things to try:</text:p>
              <text:list>
                <text:list-item>
                  <text:p text:style-name="P1">multiply three or four numbers (* 1 2 3 5 )</text:p>
                </text:list-item>
                <text:list-item>
                  <text:p text:style-name="P1">Take the square <text:s/>root of a number (sqrt 99)</text:p>
                </text:list-item>
                <text:list-item>
                  <text:p text:style-name="P1">Add two numbers and convert the result to a string (number-&gt;string (+ 1 3))</text:p>
                </text:list-item>
                <text:list-item>
                  <text:p text:style-name="P1">Append several strings together (string-append “this” “is” “awesome”)</text:p>
                </text:list-item>
                <text:list-item>
                  <text:p text:style-name="P1">Compute the length of a string (string-length “test”)</text:p>
                </text:list-item>
              </text:list>
            </text:list-item>
          </text:list>
        </text:list-item>
        <text:list-item>
          <text:p text:style-name="P1">Pictures</text:p>
          <text:list>
            <text:list-item>
              <text:p text:style-name="P1">(circle 10 “solid” “blue”) returns a small blue circle.</text:p>
            </text:list-item>
            <text:list-item>
              <text:p text:style-name="P1">Takes 1 number and 2 strings.</text:p>
            </text:list-item>
            <text:list-item>
              <text:p text:style-name="P1">Circle: number string string → image</text:p>
            </text:list-item>
            <text:list-item>
              <text:p text:style-name="P1">empty-scene: number number → image</text:p>
            </text:list-item>
            <text:list-item>
              <text:p text:style-name="P1">rectangle : number number string string → image</text:p>
            </text:list-item>
            <text:list-item>
              <text:p text:style-name="P1">isosceles-triangle: number number string string → image</text:p>
            </text:list-item>
          </text:list>
        </text:list-item>
        <text:list-item>
          <text:p text:style-name="P1">Syntax Rules</text:p>
          <text:list>
            <text:list-item>
              <text:p text:style-name="P1">An expression is either</text:p>
            </text:list-item>
            <text:list-item>
              <text:p text:style-name="P1">A literal</text:p>
            </text:list-item>
            <text:list-item>
              <text:p text:style-name="P1">Or a function application</text:p>
            </text:list-item>
            <text:list-item>
              <text:p text:style-name="P1">(&lt;function-name&gt; &lt;expression&gt;...)</text:p>
            </text:list-item>
          </text:list>
        </text:list-item>
        <text:list-item>
          <text:p text:style-name="P1">Productive Laziness</text:p>
          <text:list>
            <text:list-item>
              <text:p text:style-name="P1">DRY, and the Single Point of Control</text:p>
            </text:list-item>
          </text:list>
        </text:list-item>
        <text:list-item>
          <text:p text:style-name="P1"><text:soft-page-break/>9/14/11</text:p>
          <text:list>
            <text:list-item>
              <text:p text:style-name="P1">Excersize 4.4.1</text:p>
            </text:list-item>
            <text:list-item>
              <text:p text:style-name="P1">(define (mystery x y) (above (flip-horizontal x) y)) </text:p>
            </text:list-item>
            <text:list-item>
              <text:p text:style-name="P1">(mystery calendar book) =&gt; (above (flip-horizontal calendar) book) =&gt; (above &lt;calendar-flipped-horizontally&gt; book) =&gt; &lt;&lt;calendar-flipped-horizontally&gt; above a book&gt;</text:p>
            </text:list-item>
            <text:list-item>
              <text:p text:style-name="P1">(mystery book calendar) =&gt; (above (flip-horizontal book) calendar) =&gt; (above &lt;book-flipped-horizontally&gt; calendar) =&gt; &lt;&lt;book-flipped-horizontally&gt; above a calendar&gt;</text:p>
            </text:list-item>
            <text:list-item>
              <text:p text:style-name="P1">Excersize 4.4.2</text:p>
            </text:list-item>
            <text:list-item>
              <text:p text:style-name="P1"><text:s/>(define (surround image1 image2) (beside image2 image1 image2))</text:p>
            </text:list-item>
            <text:list-item>
              <text:p text:style-name="P1">(surround calendar book) =&gt; (beside book calendar book) =&gt; &lt;a book next to a calendar next to a book&gt;</text:p>
            </text:list-item>
            <text:list-item>
              <text:p text:style-name="P1">(surround book calendar) =&gt; (beside calendar book calendar) =&gt; &lt;a calendar next to a book next to a calendar&gt;</text:p>
            </text:list-item>
          </text:list>
        </text:list-item>
        <text:list-item>
          <text:p text:style-name="P1">Designing Functions (Operators)</text:p>
          <text:list>
            <text:list-item>
              <text:p text:style-name="P1">Prior to writing a definition:</text:p>
              <text:list>
                <text:list-item>
                  <text:p text:style-name="P1">Contract or signature: what types go in, what types come out, and the function name.</text:p>
                </text:list-item>
                <text:list-item>
                  <text:p text:style-name="P1">Purpose: (if it's not obvious) what does it do?</text:p>
                </text:list-item>
                <text:list-item>
                  <text:p text:style-name="P1">Example: concretely, what does it do for several cases?</text:p>
                </text:list-item>
                <text:list-item>
                  <text:p text:style-name="P1">(check-expect actual expected)</text:p>
                </text:list-item>
                <text:list-item>
                  <text:p text:style-name="P1">Finally, fill in the body and test the function.</text:p>
                </text:list-item>
              </text:list>
            </text:list-item>
            <text:list-item>
              <text:p text:style-name="P1">Example:</text:p>
              <text:list>
                <text:list-item>
                  <text:p text:style-name="P1">Develop a function area to compute the area of a circle from its radius.”</text:p>
                </text:list-item>
                <text:list-item>
                  <text:p text:style-name="P1">The problem tells us the signature, essentially:</text:p>
                  <text:list>
                    <text:list-item>
                      <text:p text:style-name="P1">input is the radius—a number.</text:p>
                    </text:list-item>
                    <text:list-item>
                      <text:p text:style-name="P1">Output is an area—also a number.</text:p>
                    </text:list-item>
                  </text:list>
                </text:list-item>
                <text:list-item>
                  <text:p text:style-name="P1">The problem also gives us a purpose statement:</text:p>
                  <text:list>
                    <text:list-item>
                      <text:p text:style-name="P1">“to compute the area of a circle from its radius.”</text:p>
                    </text:list-item>
                  </text:list>
                </text:list-item>
                <text:list-item>
                  <text:p text:style-name="P1">The process:</text:p>
                  <text:list>
                    <text:list-item>
                      <text:p text:style-name="P1">Notice the similarity of two expressions.</text:p>
                    </text:list-item>
                    <text:list-item>
                      <text:p text:style-name="P1">Name the data that's different.</text:p>
                    </text:list-item>
                    <text:list-item>
                      <text:p text:style-name="P1">Here, radius is appropriate.</text:p>
                    </text:list-item>
                    <text:list-item>
                      <text:p text:style-name="P1">Rewrite the expression:</text:p>
                      <text:list>
                        <text:list-item>
                          <text:p text:style-name="P1">(* pi radius radius)</text:p>
                        </text:list-item>
                      </text:list>
                    </text:list-item>
                    <text:list-item>
                      <text:p text:style-name="P1">Wrap it in a define:</text:p>
                      <text:list>
                        <text:list-item>
                          <text:p text:style-name="P1">(define (area radius)</text:p>
                        </text:list-item>
                        <text:list-item>
                          <text:p text:style-name="P1">(* pi radius radius))</text:p>
                        </text:list-item>
                      </text:list>
                    </text:list-item>
                  </text:list>
                </text:list-item>
                <text:list-item>
                  <text:p text:style-name="P1">Complete:</text:p>
                  <text:list>
                    <text:list-item>
                      <text:p text:style-name="P1">;; area : number → number</text:p>
                    </text:list-item>
                    <text:list-item>
                      <text:p text:style-name="P1">;; computes the area of a circle with the given radius.</text:p>
                    </text:list-item>
                    <text:list-item>
                      <text:p text:style-name="P1">(define (area radius)</text:p>
                    </text:list-item>
                    <text:list-item>
                      <text:p text:style-name="P1">(* pi radius radius))</text:p>
                    </text:list-item>
                    <text:list-item>
                      <text:p text:style-name="P1">;; Examples</text:p>
                    </text:list-item>
                    <text:list-item>
                      <text:p text:style-name="P1">(area 10) → (* pi 10 10)</text:p>
                    </text:list-item>
                    <text:list-item>
                      <text:p text:style-name="P1">(area 7) → (* pi 7 7)</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initial-creator>TualatriX</meta:initial-creator>
    <meta:creation-date>2008-02-15T12:08:28</meta:creation-date>
    <meta:editing-cycles>27</meta:editing-cycles>
    <meta:editing-duration>P2DT13H13M36S</meta:editing-duration>
    <dc:date>2011-09-26T08:40:58</dc:date>
    <dc:creator>Indigo Casson</dc:creator>
    <meta:document-statistic meta:table-count="0" meta:image-count="0" meta:object-count="0" meta:page-count="2" meta:paragraph-count="84" meta:word-count="658" meta:character-count="4081"/>
    <meta:user-defined meta:name="Info 1"/>
    <meta:user-defined meta:name="Info 2"/>
    <meta:user-defined meta:name="Info 3"/>
    <meta:user-defined meta:name="Info 4"/>
  </office:meta>
</office:document-meta>
</file>